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5648e" officeooo:paragraph-rsid="0015648e"/>
    </style:style>
    <style:style style:name="P3" style:family="paragraph" style:parent-style-name="Standard">
      <style:text-properties officeooo:paragraph-rsid="001fdb09"/>
    </style:style>
    <style:style style:name="P4" style:family="paragraph" style:parent-style-name="Standard">
      <style:text-properties officeooo:rsid="00257e02" officeooo:paragraph-rsid="0025b941"/>
    </style:style>
    <style:style style:name="P5" style:family="paragraph" style:parent-style-name="Standard">
      <style:text-properties officeooo:rsid="00257e02" officeooo:paragraph-rsid="002b0ca9"/>
    </style:style>
    <style:style style:name="P6" style:family="paragraph" style:parent-style-name="Standard">
      <style:text-properties officeooo:rsid="00257e02" officeooo:paragraph-rsid="002ba329"/>
    </style:style>
    <style:style style:name="P7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257e02" officeooo:paragraph-rsid="002b0ca9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0" style:family="paragraph" style:parent-style-name="Standard">
      <style:text-properties officeooo:rsid="00321127" officeooo:paragraph-rsid="00321127"/>
    </style:style>
    <style:style style:name="P11" style:family="paragraph" style:parent-style-name="Standard">
      <style:text-properties officeooo:rsid="0033ca3b" officeooo:paragraph-rsid="0033ca3b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9d228"/>
    </style:style>
    <style:style style:name="T5" style:family="text">
      <style:text-properties officeooo:rsid="001abe5a"/>
    </style:style>
    <style:style style:name="T6" style:family="text">
      <style:text-properties officeooo:rsid="001d4ed7"/>
    </style:style>
    <style:style style:name="T7" style:family="text">
      <style:text-properties officeooo:rsid="001e4524"/>
    </style:style>
    <style:style style:name="T8" style:family="text">
      <style:text-properties officeooo:rsid="001f2cf5"/>
    </style:style>
    <style:style style:name="T9" style:family="text">
      <style:text-properties officeooo:rsid="001fdb09"/>
    </style:style>
    <style:style style:name="T10" style:family="text">
      <style:text-properties officeooo:rsid="00209947"/>
    </style:style>
    <style:style style:name="T11" style:family="text">
      <style:text-properties style:use-window-font-color="true" loext:opacity="0%" style:text-underline-style="none"/>
    </style:style>
    <style:style style:name="T12" style:family="text">
      <style:text-properties officeooo:rsid="00237d26"/>
    </style:style>
    <style:style style:name="T13" style:family="text">
      <style:text-properties officeooo:rsid="002394f4"/>
    </style:style>
    <style:style style:name="T14" style:family="text">
      <style:text-properties officeooo:rsid="002493ed"/>
    </style:style>
    <style:style style:name="T15" style:family="text">
      <style:text-properties officeooo:rsid="0025b941"/>
    </style:style>
    <style:style style:name="T16" style:family="text">
      <style:text-properties officeooo:rsid="002a9f1c"/>
    </style:style>
    <style:style style:name="T17" style:family="text">
      <style:text-properties officeooo:rsid="002b0ca9"/>
    </style:style>
    <style:style style:name="T18" style:family="text">
      <style:text-properties officeooo:rsid="002ba329"/>
    </style:style>
    <style:style style:name="T19" style:family="text">
      <style:text-properties officeooo:rsid="002c1d9f"/>
    </style:style>
    <style:style style:name="T20" style:family="text">
      <style:text-properties officeooo:rsid="002c5ef5"/>
    </style:style>
    <style:style style:name="T21" style:family="text">
      <style:text-properties officeooo:rsid="002d94a8"/>
    </style:style>
    <style:style style:name="T22" style:family="text">
      <style:text-properties officeooo:rsid="002edd41"/>
    </style:style>
    <style:style style:name="T23" style:family="text">
      <style:text-properties officeooo:rsid="0031cfd6"/>
    </style:style>
    <style:style style:name="T24" style:family="text">
      <style:text-properties officeooo:rsid="002edd41" fo:background-color="#ffff00" loext:char-shading-value="0"/>
    </style:style>
    <style:style style:name="T25" style:family="text">
      <style:text-properties officeooo:rsid="002edd41" fo:background-color="#ffff00" loext:char-shading-value="0"/>
    </style:style>
    <style:style style:name="T26" style:family="text">
      <style:text-properties officeooo:rsid="003211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lation des logiciels et des librairies :</text:p>
      <text:p text:style-name="P1"/>
      <text:p text:style-name="P1"/>
      <text:p text:style-name="P1">1) Installer les logiciel Workshope4 IDE et Arduino IDE.</text:p>
      <text:p text:style-name="P1"/>
      <text:p text:style-name="P2">2) Après les installation, il faut installer les boards <text:span text:style-name="T2">ESP32 :</text:span></text:p>
      <text:p text:style-name="P2"/>
      <text:p text:style-name="P2">→ <text:span text:style-name="T3">Dans Arduino IDE, allez dans « </text:span><text:span text:style-name="T6">F</text:span><text:span text:style-name="T3">ichier » puis « </text:span><text:span text:style-name="T6">P</text:span><text:span text:style-name="T3">référence ».</text:span></text:p>
      <text:p text:style-name="P2">→ <text:span text:style-name="T4">Dans Préférence, collez dans la section « </text:span><text:span text:style-name="T5">URL de gestionnaire de cartes supplémentaires » et collez la référence suivante : </text:span><text:a xlink:type="simple" xlink:href="https://espressif.github.io/arduino-esp32/package_esp32_index.json" text:style-name="Internet_20_link" text:visited-style-name="Visited_20_Internet_20_Link"><text:span text:style-name="T5">https://espressif.github.io/arduino-esp32/package_esp32_index.json</text:span></text:a><text:span text:style-name="T5"> Appuyez sur « OK ».</text:span></text:p>
      <text:p text:style-name="P2">→ <text:span text:style-name="T6">Maintenant, allez dans « Outils », « </text:span><text:span text:style-name="T7">Carte » puis « Gestionnaire de cartes ».</text:span></text:p>
      <text:p text:style-name="P2">→ <text:span text:style-name="T8">Cherchez et installez « 4D Systems AVR Boards ».</text:span></text:p>
      <text:p text:style-name="P2"/>
      <text:p text:style-name="P2"/>
      <text:p text:style-name="P3"><text:span text:style-name="T9">3) </text:span><text:span text:style-name="T10">Il faut installer la librairie « </text:span><text:a xlink:type="simple" xlink:href="https://github.com/4dsystems/GFX4dESP32/tree/main" text:style-name="Internet_20_link" text:visited-style-name="Visited_20_Internet_20_Link"><text:span text:style-name="T11">GFX4dESP32</text:span></text:a> » :</text:p>
      <text:p text:style-name="P3"/>
      <text:p text:style-name="P3">→ <text:span text:style-name="T12">Allez dans « Croquis », « Importer une bibliothèque » puis, « Gérer les bibliothèque ».</text:span></text:p>
      <text:p text:style-name="P3">→ <text:span text:style-name="T13">Cherchez et installez la librairie « GFX4dESP32 ». </text:span><text:span text:style-name="T14">Si une fenêtre vous demande d’installer des dépendances supplémentaires, sélectionner « Tout installer ».</text:span></text:p>
      <text:p text:style-name="P3"/>
      <text:p text:style-name="P3"/>
      <text:p text:style-name="P5">Vous êtes maintenant prêts <text:span text:style-name="T15">à utiliser <text:s/></text:span><text:span text:style-name="T1">Workshope4 IDE.</text:span></text:p>
      <text:p text:style-name="P4"/>
      <text:p text:style-name="P4"/>
      <text:p text:style-name="P8">C<text:span text:style-name="T16">réer un nouveau projet </text:span><text:span text:style-name="T17">avec </text:span><text:span text:style-name="T1">Workshope4 IDE</text:span><text:span text:style-name="T16">:</text:span></text:p>
      <text:p text:style-name="P4"/>
      <text:p text:style-name="P4"/>
      <text:p text:style-name="P6">→ <text:span text:style-name="T18">Ouvrez <text:s/></text:span><text:span text:style-name="T1">Workshope4 IDE.</text:span></text:p>
      <text:p text:style-name="P6">→ <text:span text:style-name="T18">Dans la page d’aceuil en haut dans le coins gauche, sélectionné </text:span><text:span text:style-name="T19">sélectionnez « New ».</text:span></text:p>
      <text:p text:style-name="P6">→ <text:span text:style-name="T20">Dans la page « CHOOSE YOUR PRODUCT », </text:span><text:span text:style-name="T21">sélectionnez « Arduino Embedded » dans la liste déroulante.</text:span></text:p>
      <text:p text:style-name="P6">→ <text:span text:style-name="T22">Cherchez et sélectionnez « </text:span><text:span text:style-name="T25">Gen4-ESP32-70CT</text:span><text:span text:style-name="T22"> ». L’image de l’écran apparaît sur la droite. Vous pouvez changer l’orientation de celle-ci en cliquant dessus. Appuyez sur « Next ».</text:span></text:p>
      <text:p text:style-name="P6">→ <text:span text:style-name="T26">Commencez par sauvegarder le projet avec le raccourci « CTRL+S ».</text:span></text:p>
      <text:p text:style-name="P6"/>
      <text:p text:style-name="P10">Voilà, vous vennez de créer un nouveau projet.</text:p>
      <text:p text:style-name="P10"/>
      <text:p text:style-name="P9">Petit tour d’horizon de <text:s/><text:span text:style-name="T1">Workshope4 IDE :</text:span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2-23T13:45:40.733225394</dc:date>
    <meta:editing-duration>PT46M59S</meta:editing-duration>
    <meta:editing-cycles>36</meta:editing-cycles>
    <meta:document-statistic meta:table-count="0" meta:image-count="0" meta:object-count="0" meta:page-count="2" meta:paragraph-count="19" meta:word-count="251" meta:character-count="1507" meta:non-whitespace-character-count="1272"/>
  </office:meta>
</office:document-meta>
</file>